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e26" officeooo:paragraph-rsid="001aee26"/>
    </style:style>
    <style:style style:name="P2" style:family="paragraph" style:parent-style-name="Standard">
      <style:text-properties officeooo:rsid="001bd65b" officeooo:paragraph-rsid="001bd65b"/>
    </style:style>
    <style:style style:name="P3" style:family="paragraph" style:parent-style-name="Standard">
      <style:text-properties officeooo:rsid="001c18ae" officeooo:paragraph-rsid="001c18ae"/>
    </style:style>
    <style:style style:name="P4" style:family="paragraph" style:parent-style-name="Standard">
      <style:text-properties officeooo:rsid="001aee26" officeooo:paragraph-rsid="001aee26"/>
    </style:style>
    <style:style style:name="P5" style:family="paragraph" style:parent-style-name="Standard">
      <style:text-properties officeooo:rsid="001dff67" officeooo:paragraph-rsid="001dff67"/>
    </style:style>
    <style:style style:name="P6" style:family="paragraph" style:parent-style-name="Standard">
      <style:text-properties officeooo:rsid="001e72b6" officeooo:paragraph-rsid="001e72b6"/>
    </style:style>
    <style:style style:name="P7" style:family="paragraph" style:parent-style-name="Standard">
      <style:text-properties officeooo:rsid="00226edb" officeooo:paragraph-rsid="00226edb"/>
    </style:style>
    <style:style style:name="T1" style:family="text">
      <style:text-properties officeooo:rsid="001af8ba"/>
    </style:style>
    <style:style style:name="T2" style:family="text">
      <style:text-properties officeooo:rsid="001e72b6"/>
    </style:style>
    <style:style style:name="T3" style:family="text">
      <style:text-properties officeooo:rsid="002002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orrások:</text:p>
      <text:p text:style-name="P5"><text:a xlink:type="simple" xlink:href="https://hu.wikipedia.org/wiki/Szent-Györgyi_Albert" text:style-name="Internet_20_link" text:visited-style-name="Visited_20_Internet_20_Link">https://hu.wikipedia.org/wiki/Szent-Gy%C3%B6rgyi_Albert</text:a></text:p>
      <text:p text:style-name="P5"><text:a xlink:type="simple" xlink:href="https://www.kfki.hu/~cheminfo/hun/mvm/arc/szentgy.html" text:style-name="Internet_20_link" text:visited-style-name="Visited_20_Internet_20_Link">https://www.kfki.hu/~cheminfo/hun/mvm/arc/szentgy.html</text:a></text:p>
      <text:p text:style-name="P6"/>
      <text:p text:style-name="P1"/>
      <text:p text:style-name="P1">Szent-Györgyi Albert</text:p>
      <text:p text:style-name="P1"/>
      <text:p text:style-name="P1">Született: 1893. szeptember 16-án, Budapesten</text:p>
      <text:p text:style-name="P1">Elhunyt: 1988. október 22-én, Woods Hole, Massachusetts</text:p>
      <text:p text:style-name="P1"/>
      <text:p text:style-name="P1">Szülei Szentgyörgyi Miklós és Lenhossék Jozefina. Apai ágon nemesi, anyai ágon pedig orvosprofesszori felmenőkkel jeleskedik. <text:span text:style-name="T1">Szülai házasságának megromlása után két testvérével, Pállal és Imrével Pesten élt. </text:span></text:p>
      <text:p text:style-name="P1">Kezdeti tanulmányait <text:span text:style-name="T1">1904 és 1911 között</text:span> a Lónyai utcai református gimnáziumban végezte, <text:span text:style-name="T1">ahonnan nagybátyja tiltása ellenére a Budapesti Tudományegyetem Orvostudományi Karára jelentkezik. </text:span></text:p>
      <text:p text:style-name="P2">1914 nyarán a kötelező három hónapos katonai szolgálatát tölti, amikor kitör az első világháború, és a keleti frontra kerül, ahol medikusként tevékenykedik, de elege lesz a háborúból, ezért belelő a karjába, hogy kórházba kerülhessen. Lábadozása alatt folytatja tanulmányait a Tudományegyetemen, és 1917-ben orvosi diplomát szerez. <text:s/></text:p>
      <text:p text:style-name="P3">1917. szeptember 15-én feleségül veszi Demény Kornéliát, a Magyar Posta vezérigazgatójának lányát. 1918. október 3-án megszületik lánya, Nelli, ennek köszönhetően szabadságot kap, melynek lejárta előtt a háború véget ér. </text:p>
      <text:p text:style-name="P1"/>
      <text:p text:style-name="P1"/>
      <text:p text:style-name="P1"><text:s/>A világháború után Pozsonyban, Prágában, Leidenben valamint Gröningben folytat tanulmányokat, <text:span text:style-name="T2">ahol eredetileg a holland trópusi orvosi vizsgát szeretné letenni, azonban ennek gyakorlati részén megbukik. Az egyetem professzora, Hartog Jacob Hamburger alkalmazza, vele végez kutatásokat, kutyakísérletekben segédkezik, majd az Addison-kórban szenvedő betegekkel foglalkozik,</text:span> melyek során 1927-ben felfedez egy a mellékvesében található redukáló hatású anyagot, melyet hexuronsavnak nevez el. Tanulmányozására ösztöndíjat nyer el a Cambridge-i Egyetemre <text:span text:style-name="T3">Frederick Hopkins, Nobel-díjas tudós támogatásával.</text:span> <text:span text:style-name="T3">Kutatásai eredménye képpen a</text:span>z egyetem biokémiai tanszékén szerzi meg második doktorátusát, ezúttal kémiából, melyet követően egy évig E.C Kendall támogatásával az Egyesült Államokban dolgozik. </text:p>
      <text:p text:style-name="P1"/>
      <text:p text:style-name="P7">1928-ban Klebelsberg Kuno kultuszminiszter felajánlja neki a Szegedi Tudományegyetem orvosi kémiai tanszékének vezetésé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21:10:14.579710746</meta:creation-date>
    <dc:date>2018-04-28T16:29:47.673331230</dc:date>
    <meta:editing-duration>PT5H54M3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245" meta:character-count="2108" meta:non-whitespace-character-count="1867"/>
  </office:meta>
</office:document-meta>
</file>